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e413" officeooo:paragraph-rsid="001be413"/>
    </style:style>
    <style:style style:name="P2" style:family="paragraph" style:parent-style-name="Quotations" style:list-style-name="L1">
      <style:text-properties officeooo:rsid="001be413" officeooo:paragraph-rsid="001be413"/>
    </style:style>
    <style:style style:name="P3" style:family="paragraph" style:parent-style-name="Quotations" style:list-style-name="L1">
      <style:paragraph-properties fo:margin-top="0cm" fo:margin-bottom="0cm" style:contextual-spacing="false"/>
      <style:text-properties officeooo:rsid="001be413"/>
    </style:style>
    <style:style style:name="P4" style:family="paragraph" style:parent-style-name="Quotations" style:list-style-name="L1">
      <style:text-properties officeooo:rsid="001be41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ction exercicez 03/04/2024 sur les éléments R pour la cartographie</text:p>
      <text:p text:style-name="P1">question 1 = sémiologie</text:p>
      <text:p text:style-name="P1">Les valeurs absolues seront représentées par des cercles proportionnels.</text:p>
      <text:p text:style-name="P1">Les valeurs relatives (ici le tx des votes / suffrages exprimés), par des aplats de couleur, une carte choroplète</text:p>
      <text:p text:style-name="P1">question 2 = mise en page cartographie</text:p>
      <text:list text:style-name="L1">
        <text:list-item>
          <text:p text:style-name="P2">Que détermine <text:span text:style-name="Emphasis">mfrow</text:span> ? <text:s/>La mise en page des cartes, 1 colonne 2 lignes</text:p>
        </text:list-item>
        <text:list-item>
          <text:p text:style-name="P3">A quoi servent <text:span text:style-name="Emphasis">width</text:span> et <text:span text:style-name="Emphasis">height</text:span> ? </text:p>
        </text:list-item>
        <text:list-item>
          <text:p text:style-name="P3">Que signifie <text:span text:style-name="Emphasis">pal</text:span> ? </text:p>
        </text:list-item>
        <text:list-item>
          <text:p text:style-name="P4">Comment se fait la <text:span text:style-name="Emphasis">discrétisation</text:span> ? Que signifie <text:span text:style-name="Emphasis">choro</text:span> ? 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03T17:41:39.352936900</meta:creation-date>
    <dc:date>2025-04-03T19:52:43.255082900</dc:date>
    <meta:editing-duration>PT2H51S</meta:editing-duration>
    <meta:editing-cycles>1</meta:editing-cycles>
    <meta:document-statistic meta:table-count="0" meta:image-count="0" meta:object-count="0" meta:page-count="1" meta:paragraph-count="9" meta:word-count="88" meta:character-count="503" meta:non-whitespace-character-count="424"/>
    <meta:generator>LibreOffice/25.2.2.2$Windows_X86_64 LibreOffice_project/7370d4be9e3cf6031a51beef54ff3bda878e3fac</meta:generator>
  </office:meta>
</office:document-meta>
</file>